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dvP696A" svg:font-family="AdvP696A" style:font-pitch="variable"/>
    <style:font-face style:name="AdvP696A1" svg:font-family="AdvP696A"/>
    <style:font-face style:name="AdvP6975" svg:font-family="AdvP6975"/>
    <style:font-face style:name="AdvP69751" svg:font-family="AdvP6975" style:font-pitch="variable"/>
    <style:font-face style:name="AdvP6C5B" svg:font-family="AdvP6C5B" style:font-pitch="variable"/>
    <style:font-face style:name="AdvP6C5B1" svg:font-family="AdvP6C5B"/>
    <style:font-face style:name="AdvP6C63" svg:font-family="AdvP6C63"/>
    <style:font-face style:name="AdvP6C631" svg:font-family="AdvP6C63" style:font-pitch="variable"/>
    <style:font-face style:name="AdvP6C82" svg:font-family="AdvP6C82"/>
    <style:font-face style:name="AdvP6C821" svg:font-family="AdvP6C82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241f1f" draw:stroke-linejoin="round" svg:stroke-linecap="round" draw:fill="solid" draw:fill-color="#ffffff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17cm" svg:stroke-color="#241f1f" draw:stroke-linejoin="round" svg:stroke-linecap="round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solid" draw:fill-color="#241f1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.5pt" style:font-size-asian="7.5pt" style:font-size-complex="7.5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241f1f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241f1f" loext:opacity="100%" style:font-name="Arial" fo:font-size="7.5pt" fo:font-weight="normal" style:font-name-asian="Arial" style:font-size-asian="7.5pt" style:font-weight-asian="normal" style:font-name-complex="Arial" style:font-size-complex="7.5pt" style:font-weight-complex="normal"/>
    </style:style>
    <style:style style:name="T2" style:family="text">
      <style:text-properties fo:color="#241f1f" loext:opacity="100%" style:font-name="Arial" fo:font-size="8pt" fo:font-weight="normal" style:font-name-asian="Arial" style:font-size-asian="8pt" style:font-weight-asian="normal" style:font-name-complex="Ari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475cm" svg:height="0.981cm" svg:x="1.828cm" svg:y="1.265cm" svg:viewBox="0 0 1476 982" draw:points="0,982 1476,982 1476,0 0,0">
          <text:p/>
        </draw:polygon>
        <draw:frame draw:style-name="gr2" draw:text-style-name="P3" draw:layer="layout" svg:width="0.832cm" svg:height="0.297cm" svg:x="2.151cm" svg:y="1.43cm">
          <draw:text-box>
            <text:p text:style-name="P2"><text:span text:style-name="T1">Analog</text:span></text:p>
          </draw:text-box>
        </draw:frame>
        <draw:polygon draw:style-name="gr1" draw:text-style-name="P1" draw:layer="layout" svg:width="1.307cm" svg:height="0.981cm" svg:x="4.288cm" svg:y="1.265cm" svg:viewBox="0 0 1308 982" draw:points="0,982 1308,982 1308,0 0,0">
          <text:p/>
        </draw:polygon>
        <draw:frame draw:style-name="gr2" draw:text-style-name="P3" draw:layer="layout" svg:width="0.51cm" svg:height="0.297cm" svg:x="2.313cm" svg:y="1.748cm">
          <draw:text-box>
            <text:p text:style-name="P2"><text:span text:style-name="T1">filter</text:span></text:p>
          </draw:text-box>
        </draw:frame>
        <draw:polygon draw:style-name="gr1" draw:text-style-name="P1" draw:layer="layout" svg:width="1.259cm" svg:height="0.981cm" svg:x="6.578cm" svg:y="1.265cm" svg:viewBox="0 0 1260 982" draw:points="0,982 1260,982 1260,0 0,0">
          <text:p/>
        </draw:polygon>
        <draw:frame draw:style-name="gr2" draw:text-style-name="P3" draw:layer="layout" svg:width="0.561cm" svg:height="0.297cm" svg:x="4.689cm" svg:y="1.605cm">
          <draw:text-box>
            <text:p text:style-name="P2"><text:span text:style-name="T1">ADC</text:span></text:p>
          </draw:text-box>
        </draw:frame>
        <draw:frame draw:style-name="gr2" draw:text-style-name="P3" draw:layer="layout" svg:width="0.37cm" svg:height="0.297cm" svg:x="7.026cm" svg:y="1.43cm">
          <draw:text-box>
            <text:p text:style-name="P2"><text:span text:style-name="T1">DS</text:span></text:p>
          </draw:text-box>
        </draw:frame>
        <draw:polygon draw:style-name="gr1" draw:text-style-name="P1" draw:layer="layout" svg:width="1.309cm" svg:height="0.981cm" svg:x="8.711cm" svg:y="1.265cm" svg:viewBox="0 0 1310 982" draw:points="0,982 1310,982 1310,0 0,0">
          <text:p/>
        </draw:polygon>
        <draw:frame draw:style-name="gr2" draw:text-style-name="P3" draw:layer="layout" svg:width="1.179cm" svg:height="0.297cm" svg:x="6.629cm" svg:y="1.748cm">
          <draw:text-box>
            <text:p text:style-name="P2"><text:span text:style-name="T1">processor</text:span></text:p>
          </draw:text-box>
        </draw:frame>
        <draw:polygon draw:style-name="gr1" draw:text-style-name="P1" draw:layer="layout" svg:width="2.156cm" svg:height="0.981cm" svg:x="11.004cm" svg:y="1.265cm" svg:viewBox="0 0 2157 982" draw:points="0,982 2157,982 2157,0 0,0">
          <text:p/>
        </draw:polygon>
        <draw:frame draw:style-name="gr2" draw:text-style-name="P3" draw:layer="layout" svg:width="0.561cm" svg:height="0.297cm" svg:x="9.112cm" svg:y="1.605cm">
          <draw:text-box>
            <text:p text:style-name="P2"><text:span text:style-name="T1">DAC</text:span></text:p>
          </draw:text-box>
        </draw:frame>
        <draw:frame draw:style-name="gr2" draw:text-style-name="P3" draw:layer="layout" svg:width="1.788cm" svg:height="0.297cm" svg:x="11.198cm" svg:y="1.43cm">
          <draw:text-box>
            <text:p text:style-name="P2"><text:span text:style-name="T1">Reconstruction</text:span></text:p>
          </draw:text-box>
        </draw:frame>
        <draw:line draw:style-name="gr3" draw:text-style-name="P4" draw:layer="layout" svg:x1="0.682cm" svg:y1="1.757cm" svg:x2="1.624cm" svg:y2="1.757cm">
          <text:p/>
        </draw:line>
        <draw:polygon draw:style-name="gr4" draw:text-style-name="P5" draw:layer="layout" svg:width="0.234cm" svg:height="0.234cm" svg:x="1.594cm" svg:y="1.639cm" svg:viewBox="0 0 235 235" draw:points="0,0 235,119 0,235">
          <text:p/>
        </draw:polygon>
        <draw:line draw:style-name="gr3" draw:text-style-name="P4" draw:layer="layout" svg:x1="3.303cm" svg:y1="1.757cm" svg:x2="4.081cm" svg:y2="1.757cm">
          <text:p/>
        </draw:line>
        <draw:polygon draw:style-name="gr4" draw:text-style-name="P5" draw:layer="layout" svg:width="0.238cm" svg:height="0.234cm" svg:x="4.05cm" svg:y="1.639cm" svg:viewBox="0 0 239 235" draw:points="0,0 239,119 0,235">
          <text:p/>
        </draw:polygon>
        <draw:line draw:style-name="gr3" draw:text-style-name="P4" draw:layer="layout" svg:x1="5.595cm" svg:y1="1.757cm" svg:x2="6.371cm" svg:y2="1.757cm">
          <text:p/>
        </draw:line>
        <draw:polygon draw:style-name="gr4" draw:text-style-name="P5" draw:layer="layout" svg:width="0.236cm" svg:height="0.234cm" svg:x="6.342cm" svg:y="1.639cm" svg:viewBox="0 0 237 235" draw:points="0,0 237,119 0,235">
          <text:p/>
        </draw:polygon>
        <draw:line draw:style-name="gr3" draw:text-style-name="P4" draw:layer="layout" svg:x1="7.837cm" svg:y1="1.757cm" svg:x2="8.504cm" svg:y2="1.757cm">
          <text:p/>
        </draw:line>
        <draw:polygon draw:style-name="gr4" draw:text-style-name="P5" draw:layer="layout" svg:width="0.236cm" svg:height="0.234cm" svg:x="8.475cm" svg:y="1.639cm" svg:viewBox="0 0 237 235" draw:points="0,0 237,119 0,235">
          <text:p/>
        </draw:polygon>
        <draw:line draw:style-name="gr3" draw:text-style-name="P4" draw:layer="layout" svg:x1="10.02cm" svg:y1="1.757cm" svg:x2="10.796cm" svg:y2="1.757cm">
          <text:p/>
        </draw:line>
        <draw:polygon draw:style-name="gr4" draw:text-style-name="P5" draw:layer="layout" svg:width="0.239cm" svg:height="0.234cm" svg:x="10.765cm" svg:y="1.639cm" svg:viewBox="0 0 240 235" draw:points="0,0 240,119 0,235">
          <text:p/>
        </draw:polygon>
        <draw:line draw:style-name="gr3" draw:text-style-name="P4" draw:layer="layout" svg:x1="13.16cm" svg:y1="1.726cm" svg:x2="14.021cm" svg:y2="1.726cm">
          <text:p/>
        </draw:line>
        <draw:polygon draw:style-name="gr4" draw:text-style-name="P5" draw:layer="layout" svg:width="0.238cm" svg:height="0.234cm" svg:x="13.991cm" svg:y="1.61cm" svg:viewBox="0 0 239 235" draw:points="0,0 239,116 0,235">
          <text:p/>
        </draw:polygon>
        <draw:frame draw:style-name="gr2" draw:text-style-name="P3" draw:layer="layout" svg:width="0.51cm" svg:height="0.297cm" svg:x="11.83cm" svg:y="1.748cm">
          <draw:text-box>
            <text:p text:style-name="P2"><text:span text:style-name="T1">filter</text:span></text:p>
          </draw:text-box>
        </draw:frame>
        <draw:frame draw:style-name="gr5" draw:text-style-name="P6" draw:layer="layout" svg:width="0.963cm" svg:height="0.319cm" svg:x="0.839cm" svg:y="0.538cm">
          <draw:text-box>
            <text:p text:style-name="P2"><text:span text:style-name="T2">Analog </text:span></text:p>
          </draw:text-box>
        </draw:frame>
        <draw:frame draw:style-name="gr5" draw:text-style-name="P6" draw:layer="layout" svg:width="0.616cm" svg:height="0.319cm" svg:x="1.012cm" svg:y="0.877cm">
          <draw:text-box>
            <text:p text:style-name="P2"><text:span text:style-name="T2">input</text:span></text:p>
          </draw:text-box>
        </draw:frame>
        <draw:frame draw:style-name="gr5" draw:text-style-name="P6" draw:layer="layout" svg:width="0.963cm" svg:height="0.319cm" svg:x="13.124cm" svg:y="0.538cm">
          <draw:text-box>
            <text:p text:style-name="P2"><text:span text:style-name="T2">Analog </text:span></text:p>
          </draw:text-box>
        </draw:frame>
        <draw:frame draw:style-name="gr5" draw:text-style-name="P6" draw:layer="layout" svg:width="0.789cm" svg:height="0.319cm" svg:x="13.211cm" svg:y="0.877cm">
          <draw:text-box>
            <text:p text:style-name="P2"><text:span text:style-name="T2">output</text:span></text:p>
          </draw:text-box>
        </draw:frame>
        <draw:frame draw:style-name="gr5" draw:text-style-name="P6" draw:layer="layout" svg:width="1.657cm" svg:height="0.319cm" svg:x="2.989cm" svg:y="0.538cm">
          <draw:text-box>
            <text:p text:style-name="P2"><text:span text:style-name="T2">Band-limited </text:span></text:p>
          </draw:text-box>
        </draw:frame>
        <draw:frame draw:style-name="gr5" draw:text-style-name="P6" draw:layer="layout" svg:width="0.823cm" svg:height="0.319cm" svg:x="3.405cm" svg:y="0.877cm">
          <draw:text-box>
            <text:p text:style-name="P2"><text:span text:style-name="T2">signal </text:span></text:p>
          </draw:text-box>
        </draw:frame>
        <draw:frame draw:style-name="gr5" draw:text-style-name="P6" draw:layer="layout" svg:width="0.87cm" svg:height="0.319cm" svg:x="5.698cm" svg:y="0.538cm">
          <draw:text-box>
            <text:p text:style-name="P2"><text:span text:style-name="T2">Digital </text:span></text:p>
          </draw:text-box>
        </draw:frame>
        <draw:frame draw:style-name="gr5" draw:text-style-name="P6" draw:layer="layout" svg:width="0.743cm" svg:height="0.319cm" svg:x="5.761cm" svg:y="0.877cm">
          <draw:text-box>
            <text:p text:style-name="P2"><text:span text:style-name="T2">signal</text:span></text:p>
          </draw:text-box>
        </draw:frame>
        <draw:frame draw:style-name="gr5" draw:text-style-name="P6" draw:layer="layout" svg:width="1.424cm" svg:height="0.319cm" svg:x="7.657cm" svg:y="0.538cm">
          <draw:text-box>
            <text:p text:style-name="P2"><text:span text:style-name="T2">Processed </text:span></text:p>
          </draw:text-box>
        </draw:frame>
        <draw:frame draw:style-name="gr5" draw:text-style-name="P6" draw:layer="layout" svg:width="1.645cm" svg:height="0.319cm" svg:x="7.548cm" svg:y="0.877cm">
          <draw:text-box>
            <text:p text:style-name="P2"><text:span text:style-name="T2">digital signal </text:span></text:p>
          </draw:text-box>
        </draw:frame>
        <draw:frame draw:style-name="gr5" draw:text-style-name="P6" draw:layer="layout" svg:width="0.933cm" svg:height="0.319cm" svg:x="9.946cm" svg:y="0.538cm">
          <draw:text-box>
            <text:p text:style-name="P2"><text:span text:style-name="T2">Output </text:span></text:p>
          </draw:text-box>
        </draw:frame>
        <draw:frame draw:style-name="gr5" draw:text-style-name="P6" draw:layer="layout" svg:width="0.743cm" svg:height="0.319cm" svg:x="10.04cm" svg:y="0.877cm">
          <draw:text-box>
            <text:p text:style-name="P2"><text:span text:style-name="T2">signa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dvP696A" svg:font-family="AdvP696A" style:font-pitch="variable"/>
    <style:font-face style:name="AdvP696A1" svg:font-family="AdvP696A"/>
    <style:font-face style:name="AdvP6975" svg:font-family="AdvP6975"/>
    <style:font-face style:name="AdvP69751" svg:font-family="AdvP6975" style:font-pitch="variable"/>
    <style:font-face style:name="AdvP6C5B" svg:font-family="AdvP6C5B" style:font-pitch="variable"/>
    <style:font-face style:name="AdvP6C5B1" svg:font-family="AdvP6C5B"/>
    <style:font-face style:name="AdvP6C63" svg:font-family="AdvP6C63"/>
    <style:font-face style:name="AdvP6C631" svg:font-family="AdvP6C63" style:font-pitch="variable"/>
    <style:font-face style:name="AdvP6C82" svg:font-family="AdvP6C82"/>
    <style:font-face style:name="AdvP6C821" svg:font-family="AdvP6C82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5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7T11:16:57.053012800</dc:date>
    <meta:editing-duration>PT2M29S</meta:editing-duration>
    <meta:editing-cycles>1</meta:editing-cycles>
    <meta:document-statistic meta:object-count="37"/>
    <meta:generator>LibreOffice/7.5.4.2$Linux_X86_64 LibreOffice_project/50$Build-2</meta:generator>
  </office:meta>
</office:document-meta>
</file>